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ncizar Sans" svg:font-family="'Ancizar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ncizar Sans" officeooo:rsid="0007d563" officeooo:paragraph-rsid="0007d563"/>
    </style:style>
    <style:style style:name="P2" style:family="paragraph" style:parent-style-name="Standard">
      <style:text-properties style:font-name="Ancizar Sans" officeooo:rsid="0005044d" officeooo:paragraph-rsid="0005044d"/>
    </style:style>
    <style:style style:name="P3" style:family="paragraph" style:parent-style-name="Standard">
      <style:text-properties style:font-name="Ancizar Sans" officeooo:rsid="00062aae" officeooo:paragraph-rsid="00062aae"/>
    </style:style>
    <style:style style:name="P4" style:family="paragraph" style:parent-style-name="Standard">
      <style:text-properties style:font-name="Ancizar Sans" officeooo:rsid="0006b851" officeooo:paragraph-rsid="0006b851"/>
    </style:style>
    <style:style style:name="P5" style:family="paragraph" style:parent-style-name="Standard">
      <style:text-properties style:font-name="Ancizar Sans" fo:font-weight="bold" officeooo:rsid="0005044d" officeooo:paragraph-rsid="0005044d" style:font-weight-asian="bold" style:font-weight-complex="bold"/>
    </style:style>
    <style:style style:name="P6" style:family="paragraph" style:parent-style-name="Standard">
      <style:text-properties style:font-name="Ancizar Sans" fo:font-weight="bold" officeooo:rsid="00062aae" officeooo:paragraph-rsid="00062aae" style:font-weight-asian="bold" style:font-weight-complex="bold"/>
    </style:style>
    <style:style style:name="P7" style:family="paragraph" style:parent-style-name="Standard">
      <style:text-properties style:font-name="Ancizar Sans" fo:font-weight="bold" officeooo:rsid="0006b851" officeooo:paragraph-rsid="0006b851" style:font-weight-asian="bold" style:font-weight-complex="bold"/>
    </style:style>
    <style:style style:name="P8" style:family="paragraph" style:parent-style-name="Standard">
      <style:text-properties style:font-name="Ancizar Sans" fo:font-weight="bold" officeooo:rsid="0007d563" officeooo:paragraph-rsid="0007d563" style:font-weight-asian="bold" style:font-weight-complex="bold"/>
    </style:style>
    <style:style style:name="T1" style:family="text">
      <style:text-properties officeooo:rsid="0006b85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tonio Preziosi Ribero</text:p>
      <text:p text:style-name="P1">Marzo de 2018</text:p>
      <text:p text:style-name="P1">CFD – Pontificia Universidad Javeriana</text:p>
      <text:p text:style-name="P2"/>
      <text:p text:style-name="P5">Diferencias finitas: </text:p>
      <text:p text:style-name="P2"/>
      <text:p text:style-name="P2">Para el esquema de discretización de diferencias finitas se utilizó el método de Crank-Nicholson, que ofrece un error en tiempo del orden del paso de tiempo al cuadrado. </text:p>
      <text:p text:style-name="P2"/>
      <text:p text:style-name="P6">Volúmenes finitos: </text:p>
      <text:p text:style-name="P3"/>
      <text:p text:style-name="P3">Para el esquema de discretización de volúmenes finitos se utilizó de nuevo <text:span text:style-name="T1">el método de Crank-Nicholson para disminuir el error causado por la discretización temporal. </text:span></text:p>
      <text:p text:style-name="P3"/>
      <text:p text:style-name="P7">Elementos finitos:</text:p>
      <text:p text:style-name="P4"/>
      <text:p text:style-name="P4">En este esquema se utilizó una discretización espacial de elementos con tres nodos y un esquema implícito para la parte temporal. La idea es probar si los elementos de tres nodos son lo suficientemente eficientes como para competir en precisión con los esquemas de Crank-Nicholson de las otras dos discretizaciones espaciales. </text:p>
      <text:p text:style-name="P4"/>
      <text:p text:style-name="P8">Dominio físico simulado: </text:p>
      <text:p text:style-name="P1"/>
      <text:p text:style-name="P1">Frontera izquierda: <text:tab/><text:tab/><text:tab/><text:tab/>0 m</text:p>
      <text:p text:style-name="P1">Frontera derecha: <text:tab/><text:tab/><text:tab/><text:tab/>5 m</text:p>
      <text:p text:style-name="P1">Coeficiente de difusión<text:tab/><text:tab/><text:tab/>0.3 cm2/s</text:p>
      <text:p text:style-name="P1">Tiempo inicial: <text:tab/><text:tab/><text:tab/><text:tab/>1 s</text:p>
      <text:p text:style-name="P1">Tiempo final: <text:tab/><text:tab/><text:tab/><text:tab/><text:tab/>5 s</text:p>
      <text:p text:style-name="P1">Masa inyectada: <text:tab/><text:tab/><text:tab/><text:tab/>10 kg</text:p>
      <text:p text:style-name="P1">Punto de inyección:<text:tab/><text:tab/><text:tab/><text:tab/>2 m</text:p>
      <text:p text:style-name="P4"/>
      <text:p text:style-name="P7">Comparación: </text:p>
      <text:p text:style-name="P2"/>
      <text:p text:style-name="P2">Para comparar las tres dicretizaciones se procederá a comparar las normas del error para valores fijos de la constante adimensional Sx y el número de nodos. La norma del error calculada para cada una de las corridas es la norma euclídea del vector que almacena el error de cada uno de los pasos de tiempo. Además, vale la pena aclarar que al hacer iguales los valores de Sx, se está usando un tamaño de paso de tiempo igual para cada una de las discretizaciones utilizadas.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ncizar Sans" svg:font-family="'Ancizar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4:40:41.129764309</meta:creation-date>
    <dc:date>2018-04-03T16:19:38.198799573</dc:date>
    <meta:editing-duration>PT38M25S</meta:editing-duration>
    <meta:editing-cycles>1</meta:editing-cycles>
    <meta:document-statistic meta:table-count="0" meta:image-count="0" meta:object-count="0" meta:page-count="1" meta:paragraph-count="19" meta:word-count="239" meta:character-count="1492" meta:non-whitespace-character-count="1237"/>
    <meta:generator>LibreOffice/5.2.7.2$Linux_X86_64 LibreOffice_project/20m0$Build-2</meta:generator>
  </office:meta>
</office:document-meta>
</file>